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nstamp Heating etc control control codes</text:span></text:p>
      <text:p text:style-name="Standard"></text:p>
      <text:p text:style-name="P2">C0</text:p>
      <text:p text:style-name="Standard"></text:p>
      <text:p text:style-name="Standard">Sleep or reset? <text:s/>Not yet implemented.</text:p>
      <text:p text:style-name="Standard"/>
      <text:p text:style-name="Standard"></text:p>
      <text:p text:style-name="P2">C1 Pn Hv</text:p>
      <text:p text:style-name="Standard"></text:p>
      <text:p text:style-name="Standard">Set output n to v. n = 1 is the MOSFET. <text:s/>Outputs 2 to 6 are on the 7 pin header, which goes:</text:p>
      <text:p text:style-name="Standard"></text:p>
      <text:p text:style-name="Standard"><text:s/>+12v</text:p>
      <text:p text:style-name="Standard"><text:s/>Gnd</text:p>
      <text:p text:style-name="Standard"><text:s/>2 (Arduino D8)</text:p>
      <text:p text:style-name="Standard"><text:s/>3 (Arduino D9) - Not available in LED control mode</text:p>
      <text:p text:style-name="Standard"><text:s/>4 (Arduino A3 = D17)</text:p>
      <text:p text:style-name="Standard"><text:s/>5 (Arduino A1 = D15)</text:p>
      <text:p text:style-name="Standard"><text:s/>6 (Arduino A2 = D16)</text:p>
      <text:p text:style-name="Standard"></text:p>
      <text:p text:style-name="Standard"/>
      <text:p text:style-name="P2">C2</text:p>
      <text:p text:style-name="Standard"></text:p>
      <text:p text:style-name="Standard">Return my temperature. <text:s/>When wireless requested this gives an integer in 0.1 degrees Celsius. <text:s/>From the serial interface it just gives degrees Celsius.</text:p>
      <text:p text:style-name="Standard"/>
      <text:p text:style-name="Standard"></text:p>
      <text:p text:style-name="P2">C3 An Ssome command</text:p>
      <text:p text:style-name="Standard"></text:p>
      <text:p text:style-name="Standard">Send "some command" to device n</text:p>
      <text:p text:style-name="Standard"></text:p>
      <text:p text:style-name="Standard"/>
      <text:p text:style-name="P2">C4</text:p>
      <text:p text:style-name="Standard"></text:p>
      <text:p text:style-name="Standard">Print/send firmware version number and address</text:p>
      <text:p text:style-name="Standard"></text:p>
      <text:p text:style-name="Standard"/>
      <text:p text:style-name="Standard"><text:span text:style-name="T1">C5 Pn Hv</text:span></text:p>
      <text:p text:style-name="Standard"></text:p>
      <text:p text:style-name="Standard">Low level set Arduino pin n to value v. <text:s/>NB this also sets pin n to output mode.</text:p>
      <text:p text:style-name="Standard"></text:p>
      <text:p text:style-name="Standard"/>
      <text:p text:style-name="P2">C6 r0.7 g0.2 b0.1</text:p>
      <text:p text:style-name="Standard"></text:p>
      <text:p text:style-name="Standard">Sets the LEDs to the rgb values specified in the range [0, 1]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08-24T11:11:46</meta:creation-date>
    <dc:date>2014-08-24T11:13:56</dc:date>
    <dc:creator>Adrian Bowyer</dc:creator>
    <meta:editing-duration>P0D</meta:editing-duration>
    <meta:editing-cycles>1</meta:editing-cycles>
    <meta:document-statistic meta:table-count="0" meta:image-count="0" meta:object-count="0" meta:page-count="1" meta:paragraph-count="37" meta:word-count="148" meta:character-count="775" meta:non-whitespace-character-count="599"/>
    <meta:generator>LibreOffice/3.5$Linux_x86 LibreOffice_project/350m1$Build-2</meta:generator>
  </office:meta>
</office:document-meta>
</file>